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Text_20_body">
      <style:paragraph-properties fo:margin-top="0in" fo:margin-bottom="0in" fo:padding="0.0193in" fo:border="0.0008in solid #d9d9e3"/>
    </style:style>
    <style:style style:name="P3" style:family="paragraph" style:parent-style-name="Heading_20_4">
      <style:paragraph-properties fo:padding="0.0193in" fo:border="0.0008in solid #d9d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Глава 2: HTML (HyperText Markup Language)</text:h>
      <text:h text:style-name="P3" text:outline-level="4">2.1. Структура HTML документа</text:h>
      <text:p text:style-name="P1">HTML (язык разметки гипертекста) предоставляет основу для построения веб-страниц. Подробное изучение структуры HTML документа включает в себя основные элементы, такие как теги, атрибуты, текстовые и контейнерные элементы, а также их взаимодействие для создания содержательной веб-страницы.</text:p>
      <text:h text:style-name="P3" text:outline-level="4">2.2. Теги, атрибуты, элементы</text:h>
      <text:p text:style-name="P1">Понимание различных типов тегов, их атрибутов и применения в разметке контента является ключевым для создания структурированного и понятного HTML-кода. Это включает работу с тегами заголовков, параграфов, списков, таблиц, изображений и других элементов.</text:p>
      <text:h text:style-name="P3" text:outline-level="4">2.3. Семантическая разметка</text:h>
      <text:p text:style-name="P1">Осознание значения семантической разметки и правильного использования элементов HTML5 для создания более информативного и доступного контента для пользователей и поисковых систем. Обсуждение таких элементов, как <text:span text:style-name="Source_20_Text">&lt;header&gt;</text:span>, <text:span text:style-name="Source_20_Text">&lt;nav&gt;</text:span>, <text:span text:style-name="Source_20_Text">&lt;main&gt;</text:span>, <text:span text:style-name="Source_20_Text">&lt;footer&gt;</text:span>, <text:span text:style-name="Source_20_Text">&lt;article&gt;</text:span>, их роль и влияние на структуру веб-страницы.</text:p>
      <text:h text:style-name="P3" text:outline-level="4">2.4. Формы и элементы управления</text:h>
      <text:p text:style-name="P1">Изучение элементов форм, таких как <text:span text:style-name="Source_20_Text">&lt;form&gt;</text:span>, <text:span text:style-name="Source_20_Text">&lt;input&gt;</text:span>, <text:span text:style-name="Source_20_Text">&lt;textarea&gt;</text:span>, <text:span text:style-name="Source_20_Text">&lt;select&gt;</text:span>, их атрибутов и связанных событий для создания интерактивных форм и обработки пользовательского ввода. Рассмотрение аспектов валидации форм и передачи данных на сервер.</text:p>
      <text:h text:style-name="P3" text:outline-level="4">2.5. Разработка доступных интерфейсов</text:h>
      <text:p text:style-name="P1">Понимание принципов создания веб-страниц, доступных для всех пользователей, включая людей с ограниченными возможностями. Рассмотрение использования соответствующих элементов и атрибутов для улучшения доступности веб-страниц.</text:p>
      <text:h text:style-name="P3" text:outline-level="4">2.6. Практические примеры и задания</text:h>
      <text:p text:style-name="P1">Включение практических заданий, таких как создание различных типов контента с использованием различных HTML-элементов, помогает студентам углубить понимание и закрепить навыки разработки с помощью HTML.</text:p>
      <text:h text:style-name="P3" text:outline-level="4">2.7. Верстка и макеты</text:h>
      <text:p text:style-name="P1">Обсуждение основ верстки и создания макетов веб-страниц с помощью HTML, включая принципы блочной и строчной верстки, позиционирование элементов и использование стилей для оформления.</text:p>
      <text:p text:style-name="P1">Эта глава предоставляет базовые знания и практические навыки работы с HTML, необходимые для создания информативных и структурированных веб-страниц. Особое внимание уделяется семантической разметке, формам и созданию доступных интерфейсов для пользователей.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2T14:16:40.06</dc:date>
    <meta:document-statistic meta:table-count="0" meta:image-count="0" meta:object-count="0" meta:page-count="1" meta:paragraph-count="16" meta:word-count="270" meta:character-count="2200"/>
    <dc:creator>Dima Wide</dc:creator>
    <meta:user-defined meta:name="Info 1"/>
    <meta:user-defined meta:name="Info 2"/>
    <meta:user-defined meta:name="Info 3"/>
    <meta:user-defined meta:name="Info 4"/>
  </office:meta>
</office:document-meta>
</file>